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61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ce10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2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InstanceName</text:p>
          </table:table-cell>
          <table:table-cell office:value-type="string" calcext:value-type="string">
            <text:p># s affected</text:p>
          </table:table-cell>
          <table:table-cell office:value-type="string" calcext:value-type="string">
            <text:p>Extra idling cost</text:p>
          </table:table-cell>
          <table:table-cell office:value-type="string" calcext:value-type="string">
            <text:p>corrected objective function 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tic Low</text:p>
          </table:table-cell>
          <table:table-cell office:value-type="float" office:value="2" calcext:value-type="float">
            <text:p>2</text:p>
          </table:table-cell>
          <table:table-cell table:formula="of:=(1- 0.817857+2- 1.97798)*7*2.4*600*26" office:value-type="float" office:value="53507.03904" calcext:value-type="float">
            <text:p>53507.04</text:p>
          </table:table-cell>
          <table:table-cell table:formula="of:=-3.43424*10^6-[.C2]" office:value-type="float" office:value="-3487747.03904" calcext:value-type="float">
            <text:p>-3.49E+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tic base</text:p>
          </table:table-cell>
          <table:table-cell office:value-type="float" office:value="1" calcext:value-type="float">
            <text:p>1</text:p>
          </table:table-cell>
          <table:table-cell table:formula="of:=(1-0.817857)*7*2.4*600*26" office:value-type="float" office:value="47736.03744" calcext:value-type="float">
            <text:p>47736.04</text:p>
          </table:table-cell>
          <table:table-cell table:formula="of:=6.16513*10^6-[.C3]" office:value-type="float" office:value="6117393.96256" calcext:value-type="float">
            <text:p>6.12E+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tic High</text:p>
          </table:table-cell>
          <table:table-cell office:value-type="float" office:value="1" calcext:value-type="float">
            <text:p>1</text:p>
          </table:table-cell>
          <table:table-cell table:formula="of:=(2-1.97976)*7*2.4*600*26" office:value-type="float" office:value="5304.49919999995" calcext:value-type="float">
            <text:p>5304.50</text:p>
          </table:table-cell>
          <table:table-cell table:formula="of:=1.07648*10^7-[.C4]" office:value-type="float" office:value="10759495.5008" calcext:value-type="float">
            <text:p>1.08E+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F L</text:p>
          </table:table-cell>
          <table:table-cell office:value-type="float" office:value="1" calcext:value-type="float">
            <text:p>1</text:p>
          </table:table-cell>
          <table:table-cell table:formula="of:=(2-1.80595)*7*2.4*600*26" office:value-type="float" office:value="50856.624" calcext:value-type="float">
            <text:p>50856.62</text:p>
          </table:table-cell>
          <table:table-cell table:formula="of:=1.14454*10^8-[.C5]" office:value-type="float" office:value="114403143.376" calcext:value-type="float">
            <text:p>1.14E+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F B</text:p>
          </table:table-cell>
          <table:table-cell office:value-type="float" office:value="1" calcext:value-type="float">
            <text:p>1</text:p>
          </table:table-cell>
          <table:table-cell table:formula="of:=(1-0.820238)*7*2.4*600*26" office:value-type="float" office:value="47112.02496" calcext:value-type="float">
            <text:p>47112.02</text:p>
          </table:table-cell>
          <table:table-cell table:formula="of:=1.3976*10^8-[.C6]" office:value-type="float" office:value="139712887.97504" calcext:value-type="float">
            <text:p>1.40E+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AF H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(3-2.88095)*7*2.4*600*26" office:value-type="float" office:value="31200.6239999999" calcext:value-type="float">
            <text:p>31200.62</text:p>
          </table:table-cell>
          <table:table-cell table:style-name="ce5" table:formula="of:=1.60611*10^8-[.C7]" office:value-type="float" office:value="160579799.376" calcext:value-type="float">
            <text:p>1.61E+08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ED L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-5.37*10^7" office:value-type="float" office:value="-53700000" calcext:value-type="float">
            <text:p>-5.37E+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 B</text:p>
          </table:table-cell>
          <table:table-cell office:value-type="float" office:value="2" calcext:value-type="float">
            <text:p>2</text:p>
          </table:table-cell>
          <table:table-cell table:formula="of:=(2-1.88452+1-0.927381)*7*2.4*600*26" office:value-type="float" office:value="49296.98592" calcext:value-type="float">
            <text:p>49296.99</text:p>
          </table:table-cell>
          <table:table-cell table:formula="of:=-3.21529*10^7-[.C9]" office:value-type="float" office:value="-32202196.98592" calcext:value-type="float">
            <text:p>-3.22E+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 H</text:p>
          </table:table-cell>
          <table:table-cell/>
          <table:table-cell table:formula="of:=(1- 0.985714+2-1.89107+2-1.67857)*7*2.4*600*26" office:value-type="float" office:value="116532.82368" calcext:value-type="float">
            <text:p>116532.82</text:p>
          </table:table-cell>
          <table:table-cell table:formula="of:=-2.3446*10^7-[.C10]" office:value-type="float" office:value="-23562532.82368" calcext:value-type="float">
            <text:p>-2.36E+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ific L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-6.48939*10^7" office:value-type="float" office:value="-64893900" calcext:value-type="float">
            <text:p>-6.49E+07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Pacific B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(2- 1.48095+1-0.855952)*7*2.4*600*26" office:value-type="float" office:value="173784.72384" calcext:value-type="float">
            <text:p>173784.72</text:p>
          </table:table-cell>
          <table:table-cell table:style-name="ce5" table:formula="of:=6.97989*10^7-[.C12]" office:value-type="float" office:value="69625115.27616" calcext:value-type="float">
            <text:p>6.96E+07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Pacific H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1.57*10^8" office:value-type="float" office:value="157000000" calcext:value-type="float">
            <text:p>1.57E+0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WorldSmall L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(1-0.667857)*7*2.4*600*26" office:value-type="float" office:value="87048.03744" calcext:value-type="float">
            <text:p>87048.04</text:p>
          </table:table-cell>
          <table:table-cell table:style-name="ce5" table:formula="of:=8.62191*10^8-[.C14]" office:value-type="float" office:value="862103951.96256" calcext:value-type="float">
            <text:p>8.62E+0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WorldSmall B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1.40021*10^9" office:value-type="float" office:value="1400210000" calcext:value-type="float">
            <text:p>1.40E+09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WorldSmall H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1.60076*10^9" office:value-type="float" office:value="1600760000" calcext:value-type="float">
            <text:p>1.60E+09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siaEurope L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</text:p>
          </table:table-cell>
          <table:table-cell table:style-name="ce5" table:formula="of:=3.73*10^8" office:value-type="float" office:value="373000000" calcext:value-type="float">
            <text:p>3.73E+0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siaEurope B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0.308336+(3-2.59286)*7*2.4*600*26" office:value-type="float" office:value="106703.559536" calcext:value-type="float">
            <text:p>106703.56</text:p>
          </table:table-cell>
          <table:table-cell table:style-name="ce5" table:formula="of:=8.16971*10^8-[.C18]" office:value-type="float" office:value="816864296.440464" calcext:value-type="float">
            <text:p>8.17E+0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siaEurope H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(1-0.917857)*7*2.4*600+(2-1.79762)*7*2.4*600*26" office:value-type="float" office:value="53867.75184" calcext:value-type="float">
            <text:p>53867.75</text:p>
          </table:table-cell>
          <table:table-cell table:style-name="ce5" table:formula="of:=1.01749*10^9-[.C19]" office:value-type="float" office:value="1017436132.24816" calcext:value-type="float">
            <text:p>1.02E+09</text:p>
          </table:table-cell>
          <table:table-cell table:style-name="ce1"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7:21:12.681928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it </meta:initial-creator>
    <meta:creation-date>2015-09-10T10:55:02.883987626</meta:creation-date>
    <dc:date>2015-09-22T17:23:18.778020025</dc:date>
    <dc:creator>berit </dc:creator>
    <meta:editing-duration>PT3H36M3S</meta:editing-duration>
    <meta:editing-cycles>22</meta:editing-cycles>
    <meta:generator>LibreOffice/4.2.8.2$Linux_X86_64 LibreOffice_project/420m0$Build-2</meta:generator>
    <meta:document-statistic meta:table-count="1" meta:cell-count="75" meta:object-count="0"/>
  </office:meta>
</office:document-meta>
</file>